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Lohit Devanagari1" svg:font-family="'Lohit Devanagari'"/>
    <style:font-face style:name="Menlo" svg:font-family="Menlo, Consolas, Monaco, 'Andale Mono', Courier, 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2pt" style:text-underline-style="none" fo:font-weight="normal" officeooo:rsid="001fa5e9" officeooo:paragraph-rsid="001fa5e9" style:font-size-asian="12pt" style:font-weight-asian="normal" style:font-size-complex="12pt" style:font-weight-complex="normal"/>
    </style:style>
    <style:style style:name="P2" style:family="paragraph" style:parent-style-name="Standard">
      <style:text-properties fo:font-size="20pt" style:text-underline-style="solid" style:text-underline-width="auto" style:text-underline-color="font-color" fo:font-weight="bold" officeooo:rsid="001fa5e9" officeooo:paragraph-rsid="001fa5e9" style:font-size-asian="20pt" style:font-weight-asian="bold" style:font-size-complex="20pt" style:font-weight-complex="bold"/>
    </style:style>
    <style:style style:name="P3" style:family="paragraph" style:parent-style-name="Standard" style:list-style-name="L3">
      <style:text-properties fo:font-variant="normal" fo:text-transform="none" fo:color="#111111" style:font-name="Menlo" fo:font-size="9.60000038146973pt" fo:letter-spacing="normal" fo:font-style="normal" style:text-underline-style="none" fo:font-weight="normal" officeooo:rsid="00219524" officeooo:paragraph-rsid="00219524" style:font-size-asian="12pt" style:font-weight-asian="normal" style:font-size-complex="12pt" style:font-weight-complex="normal"/>
    </style:style>
    <style:style style:name="P4" style:family="paragraph" style:parent-style-name="Standard" style:list-style-name="L3">
      <style:text-properties fo:font-variant="normal" fo:text-transform="none" fo:color="#111111" style:font-name="Menlo" fo:font-size="9.60000038146973pt" fo:letter-spacing="normal" fo:font-style="normal" style:text-underline-style="none" fo:font-weight="normal" officeooo:rsid="0022d1e9" officeooo:paragraph-rsid="0022d1e9" style:font-size-asian="12pt" style:font-weight-asian="normal" style:font-size-complex="12pt" style:font-weight-complex="normal"/>
    </style:style>
    <style:style style:name="P5" style:family="paragraph" style:parent-style-name="Standard" style:list-style-name="L3">
      <style:text-properties fo:font-variant="normal" fo:text-transform="none" fo:color="#111111" style:font-name="Menlo" fo:font-size="9.60000038146973pt" fo:letter-spacing="normal" fo:font-style="normal" style:text-underline-style="none" fo:font-weight="normal" officeooo:rsid="00246aa4" officeooo:paragraph-rsid="00246aa4" style:font-size-asian="12pt" style:font-weight-asian="normal" style:font-size-complex="12pt" style:font-weight-complex="normal"/>
    </style:style>
    <style:style style:name="P6" style:family="paragraph" style:parent-style-name="Standard">
      <style:text-properties fo:font-variant="normal" fo:text-transform="none" fo:color="#111111" style:font-name="Menlo" fo:font-size="9.60000038146973pt" fo:letter-spacing="normal" fo:font-style="normal" style:text-underline-style="none" fo:font-weight="normal" officeooo:rsid="00246aa4" officeooo:paragraph-rsid="00246aa4" style:font-size-asian="12pt" style:font-weight-asian="normal" style:font-size-complex="12pt" style:font-weight-complex="normal"/>
    </style:style>
    <style:style style:name="P7" style:family="paragraph" style:parent-style-name="Standard" style:list-style-name="L3">
      <style:text-properties fo:font-variant="normal" fo:text-transform="none" fo:color="#111111" style:font-name="Menlo" fo:font-size="9.60000038146973pt" fo:letter-spacing="normal" fo:font-style="normal" style:text-underline-style="none" fo:font-weight="normal" officeooo:rsid="0024b052" officeooo:paragraph-rsid="0024b052" style:font-size-asian="12pt" style:font-weight-asian="normal" style:font-size-complex="12pt" style:font-weight-complex="normal"/>
    </style:style>
    <style:style style:name="P8" style:family="paragraph" style:parent-style-name="Standard" style:list-style-name="L3">
      <style:text-properties fo:font-variant="normal" fo:text-transform="none" fo:color="#111111" style:font-name="Menlo" fo:font-size="9.60000038146973pt" fo:letter-spacing="normal" fo:font-style="normal" style:text-underline-style="none" fo:font-weight="bold" officeooo:rsid="001fa5e9" officeooo:paragraph-rsid="001fa5e9" style:font-size-asian="12pt" style:font-weight-asian="bold" style:font-size-complex="12pt" style:font-weight-complex="bold"/>
    </style:style>
    <style:style style:name="P9" style:family="paragraph" style:parent-style-name="Standard" style:list-style-name="L3">
      <style:text-properties fo:font-variant="normal" fo:text-transform="none" fo:color="#111111" style:font-name="Menlo" fo:font-size="9.60000038146973pt" fo:letter-spacing="normal" fo:font-style="normal" style:text-underline-style="none" fo:font-weight="bold" officeooo:rsid="00219524" officeooo:paragraph-rsid="00219524" style:font-size-asian="12pt" style:font-weight-asian="bold" style:font-size-complex="12pt" style:font-weight-complex="bold"/>
    </style:style>
    <style:style style:name="P10" style:family="paragraph" style:parent-style-name="Standard" style:list-style-name="L3">
      <style:text-properties fo:font-variant="normal" fo:text-transform="none" fo:color="#111111" style:font-name="Menlo" fo:font-size="9.60000038146973pt" fo:letter-spacing="normal" fo:font-style="normal" style:text-underline-style="none" fo:font-weight="bold" officeooo:rsid="0024b052" officeooo:paragraph-rsid="0024b052" style:font-size-asian="12pt" style:font-weight-asian="bold" style:font-size-complex="12pt" style:font-weight-complex="bold"/>
    </style:style>
    <style:style style:name="P11" style:family="paragraph" style:parent-style-name="Standard" style:list-style-name="L3">
      <style:text-properties fo:font-variant="normal" fo:text-transform="none" fo:color="#111111" style:font-name="Menlo" fo:font-size="9.60000038146973pt" fo:letter-spacing="normal" fo:font-style="normal" fo:font-weight="normal" officeooo:paragraph-rsid="00246aa4"/>
    </style:style>
    <style:style style:name="T1" style:family="text">
      <style:text-properties officeooo:rsid="0022d1e9"/>
    </style:style>
    <style:style style:name="T2" style:family="text">
      <style:text-properties officeooo:rsid="00246aa4"/>
    </style:style>
    <style:style style:name="T3" style:family="text">
      <style:text-properties style:font-name="Arial" fo:font-size="10.8000001907349pt"/>
    </style:style>
    <style:style style:name="T4" style:family="text">
      <style:text-properties style:font-name="Arial" fo:font-size="10.8000001907349pt" officeooo:rsid="00246aa4"/>
    </style:style>
    <style:style style:name="T5" style:family="text">
      <style:text-properties style:text-underline-style="none" officeooo:rsid="00246aa4" style:font-size-asian="12pt" style:font-weight-asian="normal" style:font-size-complex="12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485cm" fo:text-indent="-0.635cm" fo:margin-left="1.4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2cm" fo:text-indent="-0.635cm" fo:margin-left="2.1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55cm" fo:text-indent="-0.635cm" fo:margin-left="2.7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9cm" fo:text-indent="-0.635cm" fo:margin-left="3.3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25cm" fo:text-indent="-0.635cm" fo:margin-left="4.0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6cm" fo:text-indent="-0.635cm" fo:margin-left="4.6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95cm" fo:text-indent="-0.635cm" fo:margin-left="5.2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3cm" fo:text-indent="-0.635cm" fo:margin-left="5.9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65cm" fo:text-indent="-0.635cm" fo:margin-left="6.5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cm" fo:text-indent="-0.635cm" fo:margin-left="7.2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Kernel Building and Size reduction:</text:p>
      <text:p text:style-name="P1">1) The first step is that we need to download the kernel. We can downlaoad it from <text:a xlink:type="simple" xlink:href="http://www.kernel.org/" text:style-name="Internet_20_link" text:visited-style-name="Visited_20_Internet_20_Link">www.kernel.org</text:a> . We have to download the tarball file of kernel from here.</text:p>
      <text:p text:style-name="P1">2) We need to extract the .tarball file. This we can do by selecting the file and by right clicking choose extract here option.</text:p>
      <text:p text:style-name="P1">3) Now go to the extracted folder and open a terminal.</text:p>
      <text:p text:style-name="P1">4) In the terminal run the following commands:</text:p>
      <text:list xml:id="list172665163" text:style-name="L3">
        <text:list-item>
          <text:p text:style-name="P8">cp -v /boot/config-$(uname -r) .config</text:p>
          <text:p text:style-name="P3">This command will copy all the configuration of current kernel to .config file of the kernel which we are going to compile.</text:p>
        </text:list-item>
        <text:list-item>
          <text:p text:style-name="P9">make menuconfig</text:p>
          <text:p text:style-name="P3">This command will open a GUI from which we can customize the kernel as per our own convenience. We can enable or disbale certain featueres which we want include or exclude into actual lernel image/</text:p>
        </text:list-item>
        <text:list-item>
          <text:p text:style-name="P9">make</text:p>
          <text:p text:style-name="P3">This command will build the kernel. It will take around 25-30 minutes to build the kernel.</text:p>
        </text:list-item>
        <text:list-item>
          <text:p text:style-name="P9">sudo make modules_install</text:p>
          <text:p text:style-name="P3">This command will install all the modules that are builded during kernel building. These modules addresses are available in the kernel, and these are not include in kernel image, but they are exec<text:span text:style-name="T1">u</text:span>ted, <text:span text:style-name="T1">once</text:span> they are necessary.</text:p>
        </text:list-item>
        <text:list-item>
          <text:p text:style-name="P9">sudo make install</text:p>
          <text:p text:style-name="P4">This command will install the kernel its<text:span text:style-name="T2">elf. This will install three files into /boot directory.</text:span></text:p>
          <text:p text:style-name="P11"><text:span text:style-name="T5">i) </text:span><text:span text:style-name="T3">initramfs-</text:span><text:span text:style-name="T4">&lt;kernle version&gt;</text:span><text:span text:style-name="T3">.img</text:span></text:p>
          <text:p text:style-name="P11"><text:span text:style-name="T5">ii) </text:span><text:span text:style-name="T3">System.map-</text:span><text:span text:style-name="T4">&lt;kernle version&gt;</text:span></text:p>
          <text:p text:style-name="P11"><text:span text:style-name="T5">iii) </text:span><text:span text:style-name="T3">vmlinuz-</text:span><text:span text:style-name="T4">&lt;kernle version&gt;</text:span></text:p>
        </text:list-item>
      </text:list>
      <text:p text:style-name="P6"/>
      <text:list xml:id="list113623530171704" text:continue-numbering="true" text:style-name="L3">
        <text:list-item>
          <text:p text:style-name="P9">sudo update initramfs -c -k &lt;Kernal version&gt;</text:p>
        </text:list-item>
        <text:list-item>
          <text:p text:style-name="P9">sudo update-grub</text:p>
          <text:p text:style-name="P5">The above two commands will update the grub menu, by including the recently installed kernel in the grub menu.</text:p>
        </text:list-item>
        <text:list-item>
          <text:p text:style-name="P9">sudo reboot</text:p>
          <text:p text:style-name="P5">When the system reboots, then go to the grub menu by pressing Esc.</text:p>
          <text:p text:style-name="P5">From the grub menu go to “Advanced options in Ubuntu” and then click on the recently installed kernel to boot the system with that kernel image.</text:p>
        </text:list-item>
        <text:list-item>
          <text:p text:style-name="P10">uname <text:s/>-r</text:p>
          <text:p text:style-name="P7">This command will show the current kernel version on which the system is runn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Lohit Devanagari1" svg:font-family="'Lohit Devanagari'"/>
    <style:font-face style:name="Menlo" svg:font-family="Menlo, Consolas, Monaco, 'Andale Mono', Courier, 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04T10:22:37.585054557</meta:creation-date>
    <dc:date>2021-10-04T11:36:12.467422623</dc:date>
    <meta:editing-duration>PT47M17S</meta:editing-duration>
    <meta:editing-cycles>3</meta:editing-cycles>
    <meta:generator>LibreOffice/6.0.7.3$Linux_X86_64 LibreOffice_project/00m0$Build-3</meta:generator>
    <meta:document-statistic meta:table-count="0" meta:image-count="0" meta:object-count="0" meta:page-count="1" meta:paragraph-count="26" meta:word-count="320" meta:character-count="1842" meta:non-whitespace-character-count="1556"/>
  </office:meta>
</office:document-meta>
</file>